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1cm" style:rel-column-width="2427*"/>
    </style:style>
    <style:style style:name="Tableau1.B" style:family="table-column">
      <style:table-column-properties style:column-width="3.549cm" style:rel-column-width="2012*"/>
    </style:style>
    <style:style style:name="Tableau1.C" style:family="table-column">
      <style:table-column-properties style:column-width="2.09cm" style:rel-column-width="1185*"/>
    </style:style>
    <style:style style:name="Tableau1.D" style:family="table-column">
      <style:table-column-properties style:column-width="5.953cm" style:rel-column-width="3375*"/>
    </style:style>
    <style:style style:name="Tableau1.E" style:family="table-column">
      <style:table-column-properties style:column-width="6.033cm" style:rel-column-width="3420*"/>
    </style:style>
    <style:style style:name="Tableau1.F" style:family="table-column">
      <style:table-column-properties style:column-width="3.794cm" style:rel-column-width="2151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#ffcccc" fo:padding="0.097cm" fo:border-left="0.002cm solid #000000" fo:border-right="none" fo:border-top="none" fo:border-bottom="0.002cm solid #000000">
        <style:background-image/>
      </style:table-cell-properties>
    </style:style>
    <style:style style:name="Tableau1.F4" style:family="table-cell">
      <style:table-cell-properties fo:background-color="#ff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9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F9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21" style:family="table-cell">
      <style:table-cell-properties fo:background-color="#cc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F21" style:family="table-cell">
      <style:table-cell-properties fo:background-color="#cc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ff3333">
        <style:background-image/>
      </style:paragraph-properties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background-color="#ccff99">
        <style:background-image/>
      </style:paragraph-properties>
      <style:text-properties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style:line-height-at-least="0.529cm"/>
      <style:text-properties fo:font-size="8pt" style:font-size-asian="8pt" style:font-size-complex="8pt"/>
    </style:style>
    <style:style style:name="P6" style:family="paragraph" style:parent-style-name="Table_20_Heading">
      <style:text-properties fo:color="#111111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6">Fichier JS</text:p>
            </table:table-cell>
            <table:table-cell table:style-name="Tableau1.A1" office:value-type="string">
              <text:p text:style-name="P6">Lignes de codes testées</text:p>
            </table:table-cell>
            <table:table-cell table:style-name="Tableau1.A1" office:value-type="string">
              <text:p text:style-name="P6">Fonctions testées</text:p>
            </table:table-cell>
            <table:table-cell table:style-name="Tableau1.A1" office:value-type="string">
              <text:p text:style-name="P6">Résultat attendu</text:p>
            </table:table-cell>
            <table:table-cell table:style-name="Tableau1.A1" office:value-type="string">
              <text:p text:style-name="P6">Comment vérifier le résultat attendu</text:p>
            </table:table-cell>
            <table:table-cell table:style-name="Tableau1.F1" office:value-type="string">
              <text:p text:style-name="P6">Problèmes possibles</text:p>
            </table:table-cell>
          </table:table-row>
        </table:table-header-rows>
        <table:table-row>
          <table:table-cell table:style-name="Tableau1.A2" office:value-type="string">
            <text:p text:style-name="P4">Script.js</text:p>
          </table:table-cell>
          <table:table-cell table:style-name="Tableau1.A2" office:value-type="string">
            <text:p text:style-name="P4">Shop</text:p>
          </table:table-cell>
          <table:table-cell table:style-name="Tableau1.A2" office:value-type="string">
            <text:p text:style-name="P2">2 à 6</text:p>
          </table:table-cell>
          <table:table-cell table:style-name="Tableau1.A2" office:value-type="string">
            <text:p text:style-name="P2">Permet de récupérer les données de l'API et d'appeler la fonction d'affichage</text:p>
          </table:table-cell>
          <table:table-cell table:style-name="Tableau1.A2" office:value-type="string">
            <text:p text:style-name="P2">Vérifier que la fonction affichage est appelée avec des données</text:p>
          </table:table-cell>
          <table:table-cell table:style-name="Tableau1.F2" office:value-type="string">
            <text:p text:style-name="P2">Pas de connexion au server ( server arrêté)</text:p>
          </table:table-cell>
        </table:table-row>
        <table:table-row>
          <table:table-cell table:style-name="Tableau1.A2" office:value-type="string">
            <text:p text:style-name="P2">Script.js</text:p>
          </table:table-cell>
          <table:table-cell table:style-name="Tableau1.A2" office:value-type="string">
            <text:p text:style-name="P4">Affichage </text:p>
            <text:p text:style-name="P4"/>
            <text:p text:style-name="P4"/>
          </table:table-cell>
          <table:table-cell table:style-name="Tableau1.A2" office:value-type="string">
            <text:p text:style-name="P2">9 à 46</text:p>
          </table:table-cell>
          <table:table-cell table:style-name="Tableau1.A2" office:value-type="string">
            <text:p text:style-name="P2">Doit afficher les informations respectives de chaque produit</text:p>
          </table:table-cell>
          <table:table-cell table:style-name="Tableau1.A2" office:value-type="string">
            <text:p text:style-name="P2">Vérifier l'affichage dans le navigateur</text:p>
          </table:table-cell>
          <table:table-cell table:style-name="Tableau1.F2" office:value-type="string">
            <text:p text:style-name="P2"><text:s/>Données inexistantes</text:p>
          </table:table-cell>
        </table:table-row>
        <table:table-row>
          <table:table-cell table:style-name="Tableau1.A4" office:value-type="string">
            <text:p text:style-name="P2">Script_page_produit.js</text:p>
          </table:table-cell>
          <table:table-cell table:style-name="Tableau1.A4" office:value-type="string">
            <text:p text:style-name="P4">oneProduct</text:p>
            <text:p text:style-name="P4"/>
          </table:table-cell>
          <table:table-cell table:style-name="Tableau1.A4" office:value-type="string">
            <text:p text:style-name="P2">5 à 10</text:p>
          </table:table-cell>
          <table:table-cell table:style-name="Tableau1.A4" office:value-type="string">
            <text:p text:style-name="P2">Récupération des données d'un produit avec son identifiant</text:p>
          </table:table-cell>
          <table:table-cell table:style-name="Tableau1.A4" office:value-type="string">
            <text:p text:style-name="P2">Vérification que le produit retourné a un identifiant qui correspond à celui qui est passé lors de la requête</text:p>
          </table:table-cell>
          <table:table-cell table:style-name="Tableau1.F4" office:value-type="string">
            <text:p text:style-name="P2">Pas de connexion au server ou identifiant erroné</text:p>
          </table:table-cell>
        </table:table-row>
        <table:table-row>
          <table:table-cell table:style-name="Tableau1.A4" office:value-type="string">
            <text:p text:style-name="P2">Script_page_produit.js</text:p>
          </table:table-cell>
          <table:table-cell table:style-name="Tableau1.A4" office:value-type="string">
            <text:p text:style-name="P2">maPeluche</text:p>
          </table:table-cell>
          <table:table-cell table:style-name="Tableau1.A4" office:value-type="string">
            <text:p text:style-name="P4">13 à 52</text:p>
          </table:table-cell>
          <table:table-cell table:style-name="Tableau1.A4" office:value-type="string">
            <text:p text:style-name="P2">Permet d'afficher le produit</text:p>
          </table:table-cell>
          <table:table-cell table:style-name="Tableau1.A4" office:value-type="string">
            <text:p text:style-name="P2">S'assurer que le produit s'affiche correctement avec son image, sa description, son champs quantité, son bouton</text:p>
          </table:table-cell>
          <table:table-cell table:style-name="Tableau1.F4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2">Script_page_produit.js</text:p>
          </table:table-cell>
          <table:table-cell table:style-name="Tableau1.A4" office:value-type="string">
            <text:p text:style-name="P5">imgPeluche</text:p>
          </table:table-cell>
          <table:table-cell table:style-name="Tableau1.A4" office:value-type="string">
            <text:p text:style-name="P4">54 à 60</text:p>
          </table:table-cell>
          <table:table-cell table:style-name="Tableau1.A4" office:value-type="string">
            <text:p text:style-name="P2">Permet d'attribuer l'image correspondant au produit</text:p>
          </table:table-cell>
          <table:table-cell table:style-name="Tableau1.A4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2">Script_page_produit.js</text:p>
          </table:table-cell>
          <table:table-cell table:style-name="Tableau1.A4" office:value-type="string">
            <text:p text:style-name="P5">colorPeluche</text:p>
          </table:table-cell>
          <table:table-cell table:style-name="Tableau1.A4" office:value-type="string">
            <text:p text:style-name="P4">63 à 85</text:p>
          </table:table-cell>
          <table:table-cell table:style-name="Tableau1.A4" office:value-type="string">
            <text:p text:style-name="P2">Permet d'afficher le menu déroulant, et les couleurs du produits</text:p>
          </table:table-cell>
          <table:table-cell table:style-name="Tableau1.A4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2">Script_page_produit.js</text:p>
          </table:table-cell>
          <table:table-cell table:style-name="Tableau1.A4" office:value-type="string">
            <text:p text:style-name="P5">ButtonProduct + addProduct</text:p>
          </table:table-cell>
          <table:table-cell table:style-name="Tableau1.A4" office:value-type="string">
            <text:p text:style-name="P4">88 à 126</text:p>
          </table:table-cell>
          <table:table-cell table:style-name="Tableau1.A4" office:value-type="string">
            <text:p text:style-name="P2">AddProduct appelée dans buttonProduct.</text:p>
            <text:p text:style-name="P2">Au clique, le produit n'est pas ajouté au panier si l'utilisateur n'a pas sélectionné de couleur. Un message d'erreur apparaît, dans le cas contraire, un message succès apparaît.</text:p>
          </table:table-cell>
          <table:table-cell table:style-name="Tableau1.A4" office:value-type="string">
            <text:p text:style-name="P2">Ne pas sélectionner de couleur et cliquer sur ajouter, vérifier que le message d'erreur apparaît au bon moment.</text:p>
            <text:p text:style-name="P2">Sélectionne tous les éléments et cliquer sur ajouter, vérifier que le message succès apparaît.</text:p>
          </table:table-cell>
          <table:table-cell table:style-name="Tableau1.F4" office:value-type="string">
            <text:p text:style-name="P2">Message d'erreur / succès qui ne s'affiche pas.</text:p>
            <text:p text:style-name="P2">Produit ajouté au panier même en ne remplissant pas les options requises.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formatPrix </text:p>
            <text:p text:style-name="P4"/>
            <text:p text:style-name="P4"/>
          </table:table-cell>
          <table:table-cell table:style-name="Tableau1.A9" office:value-type="string">
            <text:p text:style-name="P2"><text:s/>1 à 3</text:p>
          </table:table-cell>
          <table:table-cell table:style-name="Tableau1.A9" office:value-type="string">
            <text:p text:style-name="P2">Convertir le format en euros</text:p>
          </table:table-cell>
          <table:table-cell table:style-name="Tableau1.A9" office:value-type="string">
            <text:p text:style-name="P2">Vérifier que le prix s'affiche au bon format avec les bonnes unités</text:p>
          </table:table-cell>
          <table:table-cell table:style-name="Tableau1.F9" office:value-type="string">
            <text:p text:style-name="P2">Mauvaise conversion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Restore + reload </text:p>
          </table:table-cell>
          <table:table-cell table:style-name="Tableau1.A9" office:value-type="string">
            <text:p text:style-name="P2">12 à 36</text:p>
          </table:table-cell>
          <table:table-cell table:style-name="Tableau1.A9" office:value-type="string">
            <text:p text:style-name="P2">Si le formulaire est rempli puis que le panier est vidé, le formulaire doit garder les données de l'utilisateur</text:p>
          </table:table-cell>
          <table:table-cell table:style-name="Tableau1.A9" office:value-type="string">
            <text:p text:style-name="P2">Ajouter des produits au panier, remplir le formulaire, vider le panier, la page se recharge, le formulaire doit toujours être rempli</text:p>
          </table:table-cell>
          <table:table-cell table:style-name="Tableau1.F9" office:value-type="string">
            <text:p text:style-name="P2">Que le formulaire ne soit pas rempli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totalProduct</text:p>
            <text:p text:style-name="P4"/>
          </table:table-cell>
          <table:table-cell table:style-name="Tableau1.A9" office:value-type="string">
            <text:p text:style-name="P2">42 à 60</text:p>
          </table:table-cell>
          <table:table-cell table:style-name="Tableau1.A9" office:value-type="string">
            <text:p text:style-name="P2">Affiche le sous-total de chaque produit selon sa quantité, puis calcule le total du panier complet</text:p>
          </table:table-cell>
          <table:table-cell table:style-name="Tableau1.A9" office:value-type="string">
            <text:p text:style-name="P2">Ajouter au panier plusieurs exemplaires d'un même produit avec les mêmes options.</text:p>
            <text:p text:style-name="P2">Ajouter plusieurs produits et supprimer des produits.</text:p>
            <text:p text:style-name="P2">Vérifier si le résultat est correct</text:p>
          </table:table-cell>
          <table:table-cell table:style-name="Tableau1.F9" office:value-type="string">
            <text:p text:style-name="P2">Résultat du calcul erroné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emptyCart</text:p>
          </table:table-cell>
          <table:table-cell table:style-name="Tableau1.A9" office:value-type="string">
            <text:p text:style-name="P2">73 à 83 </text:p>
          </table:table-cell>
          <table:table-cell table:style-name="Tableau1.A9" office:value-type="string">
            <text:p text:style-name="P2">Affiche un message de retour vers la boutique quand le panier est vide, et supprime la case du prix total</text:p>
          </table:table-cell>
          <table:table-cell table:style-name="Tableau1.A9" office:value-type="string">
            <text:p text:style-name="P2">Vider le panier et vérifier si le lien apparaît </text:p>
          </table:table-cell>
          <table:table-cell table:style-name="Tableau1.F9" office:value-type="string">
            <text:p text:style-name="P2">La panier ne disparaît pas et que le lien ne s'affiche pas.</text:p>
            <text:p text:style-name="P2">Case résultat apparente.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cart</text:p>
          </table:table-cell>
          <table:table-cell table:style-name="Tableau1.A9" office:value-type="string">
            <text:p text:style-name="P2">85 à 101</text:p>
          </table:table-cell>
          <table:table-cell table:style-name="Tableau1.A9" office:value-type="string">
            <text:p text:style-name="P2">Affiche un tableau contenant les produits ajoutés au panier ainsi que leurs options respectives + case de prix total</text:p>
          </table:table-cell>
          <table:table-cell table:style-name="Tableau1.A9" office:value-type="string">
            <text:p text:style-name="P2">Ajouter différents produits au panier et vérifier leurs options</text:p>
          </table:table-cell>
          <table:table-cell table:style-name="Tableau1.F9" office:value-type="string">
            <text:p text:style-name="P2">Affichage erroné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affichage</text:p>
          </table:table-cell>
          <table:table-cell table:style-name="Tableau1.A9" office:value-type="string">
            <text:p text:style-name="P2">103 à 110</text:p>
          </table:table-cell>
          <table:table-cell table:style-name="Tableau1.A9" office:value-type="string">
            <text:p text:style-name="P2">Appelle les fonctions emptyCart et cart, afin d'afficher ou non le panier de produits </text:p>
          </table:table-cell>
          <table:table-cell table:style-name="Tableau1.A9" office:value-type="string">
            <text:p text:style-name="P2">Ajouter différents produits au panier et vérifier leurs options</text:p>
          </table:table-cell>
          <table:table-cell table:style-name="Tableau1.F9" office:value-type="string">
            <text:p text:style-name="P2">Affichage erroné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viderPanier</text:p>
          </table:table-cell>
          <table:table-cell table:style-name="Tableau1.A9" office:value-type="string">
            <text:p text:style-name="P2">118 à 128</text:p>
          </table:table-cell>
          <table:table-cell table:style-name="Tableau1.A9" office:value-type="string">
            <text:p text:style-name="P2">Vider le panier au clique sur le bouton. Un message d'alerte apparaît et la page est rechargée.</text:p>
          </table:table-cell>
          <table:table-cell table:style-name="Tableau1.A9" office:value-type="string">
            <text:p text:style-name="P2">Vider le panier et observer si le tableau disparaît, et si la page est rechargée.</text:p>
          </table:table-cell>
          <table:table-cell table:style-name="Tableau1.F9" office:value-type="string">
            <text:p text:style-name="P2">Comportement erroné du bouton, page non rechargée.</text:p>
          </table:table-cell>
        </table:table-row>
        <text:soft-page-break/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ValidateForm</text:p>
          </table:table-cell>
          <table:table-cell table:style-name="Tableau1.A9" office:value-type="string">
            <text:p text:style-name="P2">132 à 144</text:p>
          </table:table-cell>
          <table:table-cell table:style-name="Tableau1.A9" office:value-type="string">
            <text:p text:style-name="P2">Bloque la requête POST si les champs du formulaire sont invalides , ou si le panier est vide.</text:p>
          </table:table-cell>
          <table:table-cell table:style-name="Tableau1.A9" office:value-type="string">
            <text:p text:style-name="P2">Lancer l'envoie de la commande en ayant le panier vide mais le formulaire rempli.</text:p>
            <text:p text:style-name="P2">Lancer l'envoie de la commande en ayant le panier rempli et le formulaire vide.</text:p>
            <text:p text:style-name="P2">Lancer l'envoie de la commande en ayant des champs invalides dans le formulaire.</text:p>
          </table:table-cell>
          <table:table-cell table:style-name="Tableau1.F9" office:value-type="string">
            <text:p text:style-name="P2">Envoie de la commande en ayant des champs invalides dans le formulaire, ou en ayant un panier vide.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send</text:p>
          </table:table-cell>
          <table:table-cell table:style-name="Tableau1.A9" office:value-type="string">
            <text:p text:style-name="P2">146 à 165</text:p>
          </table:table-cell>
          <table:table-cell table:style-name="Tableau1.A9" office:value-type="string">
            <text:p text:style-name="P2">Utilise une requête POST / Fonction ayant pour paramètre la fonction dataOrder afin de récupérer les données de la commande et dirige vers la page de validation une fois la commande confirmée.</text:p>
          </table:table-cell>
          <table:table-cell table:style-name="Tableau1.A9" office:value-type="string">
            <text:p text:style-name="P2">Simuler une commande et vérifier si la redirection vers la page validation est faite.</text:p>
          </table:table-cell>
          <table:table-cell table:style-name="Tableau1.F9" office:value-type="string">
            <text:p text:style-name="P2"/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sendButton</text:p>
          </table:table-cell>
          <table:table-cell table:style-name="Tableau1.A9" office:value-type="string">
            <text:p text:style-name="P2">184 à 192</text:p>
          </table:table-cell>
          <table:table-cell table:style-name="Tableau1.A9" office:value-type="string">
            <text:p text:style-name="P2">Bloque la commande au clique si les champs requis ne sont pas validés</text:p>
          </table:table-cell>
          <table:table-cell table:style-name="Tableau1.A9" office:value-type="string">
            <text:p text:style-name="P2">Simuler une commande avec des erreurs et observer le résultat</text:p>
          </table:table-cell>
          <table:table-cell table:style-name="Tableau1.F9" office:value-type="string">
            <text:p text:style-name="P2">Que la commande soit passée même en ayant des erreurs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2">Validate...</text:p>
          </table:table-cell>
          <table:table-cell table:style-name="Tableau1.A9" office:value-type="string">
            <text:p text:style-name="P2">204 à 316</text:p>
          </table:table-cell>
          <table:table-cell table:style-name="Tableau1.A9" office:value-type="string">
            <text:p text:style-name="P4">Retourne un message d'erreur si le champs n'est pas rempli, ou si ne contient pas le nombre de lettre minimum</text:p>
            <text:p text:style-name="P4"/>
          </table:table-cell>
          <table:table-cell table:style-name="Tableau1.A9" office:value-type="string">
            <text:p text:style-name="P4">Tester des mots ne correspondant pas, <text:s/>trop courts, ou laisser le champs vide</text:p>
          </table:table-cell>
          <table:table-cell table:style-name="Tableau1.F9" office:value-type="string">
            <text:p text:style-name="P4">Validation <text:s/>en cas d'erreur</text:p>
          </table:table-cell>
        </table:table-row>
        <table:table-row>
          <table:table-cell table:style-name="Tableau1.A9" office:value-type="string">
            <text:p text:style-name="P2">panier_script.js</text:p>
          </table:table-cell>
          <table:table-cell table:style-name="Tableau1.A9" office:value-type="string">
            <text:p text:style-name="P4">validateEmail</text:p>
            <text:p text:style-name="P4"/>
          </table:table-cell>
          <table:table-cell table:style-name="Tableau1.A9" office:value-type="string">
            <text:p text:style-name="P2">243 à 258</text:p>
          </table:table-cell>
          <table:table-cell table:style-name="Tableau1.A9" office:value-type="string">
            <text:p text:style-name="P2">Méthode Regex : Renvoi un message d'erreur si le mail contient des espaces,ne contient pas @, ou si le nom de domaine ne correspond pas à la méthode</text:p>
          </table:table-cell>
          <table:table-cell table:style-name="Tableau1.A9" office:value-type="string">
            <text:p text:style-name="P2">Taper une adresse mail erronée</text:p>
          </table:table-cell>
          <table:table-cell table:style-name="Tableau1.F9" office:value-type="string">
            <text:p text:style-name="P2">Validation en cas d'erreur</text:p>
          </table:table-cell>
        </table:table-row>
        <table:table-row>
          <table:table-cell table:style-name="Tableau1.A21" office:value-type="string">
            <text:p text:style-name="P2">Validation.js</text:p>
          </table:table-cell>
          <table:table-cell table:style-name="Tableau1.A21" office:value-type="string">
            <text:p text:style-name="P4">successOrder </text:p>
          </table:table-cell>
          <table:table-cell table:style-name="Tableau1.A21" office:value-type="string">
            <text:p text:style-name="P2">3 à 14</text:p>
          </table:table-cell>
          <table:table-cell table:style-name="Tableau1.A21" office:value-type="string">
            <text:p text:style-name="P3">Récupérer le montant total et l'id de la commande dans le sessionStorage, et l'afficher sur la page de validation.</text:p>
          </table:table-cell>
          <table:table-cell table:style-name="Tableau1.A21" office:value-type="string">
            <text:p text:style-name="P2">Simuler une commande et voir le résultat. Contrôler si l'id de commande correspond dans le sessionStorage</text:p>
          </table:table-cell>
          <table:table-cell table:style-name="Tableau1.F21" office:value-type="string">
            <text:p text:style-name="P2">Id incorrec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ira </meta:initial-creator>
    <meta:creation-date>2021-08-22T12:55:28.26</meta:creation-date>
    <dc:date>2021-08-23T15:20:44.04</dc:date>
    <dc:creator>samira </dc:creator>
    <meta:editing-duration>PT5H4M26S</meta:editing-duration>
    <meta:editing-cycles>15</meta:editing-cycles>
    <meta:generator>OpenOffice/4.1.6$Win32 OpenOffice.org_project/416m1$Build-9790</meta:generator>
    <meta:printed-by>samira </meta:printed-by>
    <meta:print-date>2021-08-23T15:18:08.48</meta:print-date>
    <meta:document-statistic meta:table-count="1" meta:image-count="0" meta:object-count="0" meta:page-count="2" meta:paragraph-count="128" meta:word-count="837" meta:character-count="5183"/>
  </office:meta>
</office:document-meta>
</file>